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First_20_line_20_indent">
      <style:text-properties fo:language="ru" fo:country="RU"/>
    </style:style>
    <style:style style:name="P130" style:family="paragraph" style:parent-style-name="First_20_line_20_indent">
      <style:paragraph-properties fo:text-align="justify" style:justify-single-word="false"/>
      <style:text-properties fo:language="ru" fo:country="RU"/>
    </style:style>
    <style:style style:name="P131" style:family="paragraph" style:parent-style-name="First_20_line_20_indent">
      <style:text-properties fo:font-size="15pt" fo:language="ru" fo:country="RU" style:font-size-asian="15pt" style:font-size-complex="15pt"/>
    </style:style>
    <style:style style:name="P132" style:family="paragraph" style:parent-style-name="First_20_line_20_indent">
      <style:text-properties fo:font-size="12pt" fo:language="ru" fo:country="RU" style:font-size-asian="12pt" style:font-size-complex="12pt"/>
    </style:style>
    <style:style style:name="P133" style:family="paragraph" style:parent-style-name="First_20_line_20_indent">
      <style:text-properties fo:language="en" fo:country="US"/>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in" fo:margin-right="0in" fo:text-align="center"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Footnote">
      <style:paragraph-properties fo:margin-left="0in" fo:margin-right="0in" fo:text-indent="0in"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1">
      <style:paragraph-properties fo:margin-left="0in" fo:margin-right="0in" fo:text-align="center" style:justify-single-word="false" fo:text-indent="0.1965in" style:auto-text-indent="false"/>
    </style:style>
    <style:style style:name="P15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style:use-window-font-color="true" fo:language="ru" fo:country="RU" fo:font-style="normal" fo:background-color="transparent" loext:char-shading-value="0" style:font-style-asian="normal" style:font-style-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loext:char-shading-value="0"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style:text-line-through-style="solid" style:text-line-through-type="single"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3">incompa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6">***</text:p>
      <text:p text:style-name="P13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заглянув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943131943517222348"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7"/>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7"><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6"/>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text:soft-page-break/>–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text:soft-page-break/>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text:soft-page-break/>–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отремонтирова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text:soft-page-break/>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text:soft-page-break/>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text:soft-page-break/>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text:soft-page-break/>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text:soft-page-break/>–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text:soft-page-break/>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text:soft-page-break/>–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text:soft-page-break/></text:p>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text:soft-page-break/>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text:soft-page-break/>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text:soft-page-break/>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text:soft-page-break/>–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text:soft-page-break/>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text:soft-page-break/></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text:soft-page-break/>–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Text_20_body">…</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text:soft-page-break/></text:p>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text:soft-page-break/>–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text:soft-page-break/>–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text:soft-page-break/>–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text:soft-page-break/>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text:soft-page-break/>–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text:soft-page-break/>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text:soft-page-break/>–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29">– Эй-Джей, Флатти, хватайте комп и на выход! Я с ним разберусь! Не теряйте вре..!</text:p>
      <text:p text:style-name="P129">– ТЫ ИДИО..!!!</text:p>
      <text:p text:style-name="P129">Дискорд <text:s/>заорал одновременно со мной, прикрываясь от меня руками, когда раздался оглушительный</text:p>
      <text:p text:style-name="P129">… </text:p>
      <text:p text:style-name="P131">БАХ!!!</text:p>
      <text:p text:style-name="P132">…</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text:soft-page-break/>–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5">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text:soft-page-break/>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5">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text:soft-page-break/></text:p>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oft-page-break/><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3"/>
      <text:p text:style-name="P135">Мы почти успели.</text:p>
      <text:p text:style-name="P13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0"><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0">«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0">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0">ХА-ХА-ХА!</text:p>
      <text:p text:style-name="P130">Прямо как сейчас. Как говорится, найди десять отличий.</text:p>
      <text:p text:style-name="P130">Вот только… Только Дэш была бы жива…</text:p>
      <text:p text:style-name="P134">Я тяжело вздохнул.</text:p>
      <text:p text:style-name="P134"/>
      <text:p text:style-name="P134">…</text:p>
      <text:p text:style-name="P134"/>
      <text:p text:style-name="P134"><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text:soft-page-break/>–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oft-page-break/><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1">– </text:span><text:span text:style-name="T2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text:soft-page-break/></text:p>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text:soft-page-break/>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5">.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6"/>
      <text:p text:style-name="P106"><text:soft-page-break/>Я подозрительно посмотрел на Анакорна.</text:p>
      <text:p text:style-name="P106"/>
      <text:p text:style-name="P105"><text:span text:style-name="T17">– </text:span><text:span text:style-name="T47">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text:soft-page-break/>–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8-28T09:11:53.563869986</dc:date>
    <meta:editing-duration>P146DT5H16M26S</meta:editing-duration>
    <meta:editing-cycles>9200</meta:editing-cycles>
    <meta:generator>LibreOffice/5.1.6.2$Linux_X86_64 LibreOffice_project/10m0$Build-2</meta:generator>
    <meta:printed-by>макс </meta:printed-by>
    <meta:print-date>2017-08-23T21:51:29.95</meta:print-date>
    <meta:document-statistic meta:table-count="0" meta:image-count="0" meta:object-count="0" meta:page-count="231" meta:paragraph-count="4734" meta:word-count="100965" meta:character-count="669011" meta:non-whitespace-character-count="568270"/>
  </office:meta>
</office:document-meta>
</file>